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officeooo:rsid="00178a38" officeooo:paragraph-rsid="00178a38"/>
    </style:style>
    <style:style style:name="P2" style:family="paragraph" style:parent-style-name="Standard">
      <style:text-properties officeooo:rsid="0018bb7b" officeooo:paragraph-rsid="0018bb7b"/>
    </style:style>
    <style:style style:name="P3" style:family="paragraph" style:parent-style-name="Standard">
      <style:text-properties officeooo:rsid="0018bb7b" officeooo:paragraph-rsid="001b19b7"/>
    </style:style>
    <style:style style:name="P4" style:family="paragraph" style:parent-style-name="Standard">
      <style:text-properties officeooo:rsid="00195f87" officeooo:paragraph-rsid="00195f87"/>
    </style:style>
    <style:style style:name="P5" style:family="paragraph" style:parent-style-name="Standard">
      <style:text-properties officeooo:rsid="0019e1e9" officeooo:paragraph-rsid="0019e1e9"/>
    </style:style>
    <style:style style:name="P6" style:family="paragraph" style:parent-style-name="Standard">
      <style:text-properties officeooo:rsid="001b19b7" officeooo:paragraph-rsid="001b19b7"/>
    </style:style>
    <style:style style:name="P7" style:family="paragraph" style:parent-style-name="Standard">
      <style:text-properties officeooo:rsid="001b19b7" officeooo:paragraph-rsid="001c4282"/>
    </style:style>
    <style:style style:name="P8" style:family="paragraph" style:parent-style-name="Standard">
      <style:text-properties officeooo:rsid="001c4282" officeooo:paragraph-rsid="001c4282"/>
    </style:style>
    <style:style style:name="P9" style:family="paragraph" style:parent-style-name="Standard">
      <style:text-properties fo:font-size="14pt" officeooo:rsid="0018bb7b" officeooo:paragraph-rsid="0018bb7b" style:font-size-asian="14pt" style:font-size-complex="14pt"/>
    </style:style>
    <style:style style:name="P10" style:family="paragraph" style:parent-style-name="Standard">
      <style:text-properties fo:font-size="14pt" fo:font-weight="bold" officeooo:rsid="00178a38" officeooo:paragraph-rsid="00178a38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8bb7b" officeooo:paragraph-rsid="0018bb7b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195f87" officeooo:paragraph-rsid="00195f87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1c4282" officeooo:paragraph-rsid="001c4282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19e1e9" officeooo:paragraph-rsid="0019e1e9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1b19b7" officeooo:paragraph-rsid="001b19b7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style="italic" officeooo:rsid="00178a38" officeooo:paragraph-rsid="00178a38" style:font-size-asian="14pt" style:font-style-asian="italic" style:font-size-complex="14pt" style:font-style-complex="italic"/>
    </style:style>
    <style:style style:name="P17" style:family="paragraph" style:parent-style-name="Standard">
      <style:text-properties fo:font-size="14pt" fo:font-style="normal" fo:font-weight="bold" officeooo:rsid="00178a38" officeooo:paragraph-rsid="00178a38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9e1e9"/>
    </style:style>
    <style:style style:name="T4" style:family="text">
      <style:text-properties officeooo:rsid="001b19b7"/>
    </style:style>
    <style:style style:name="T5" style:family="text">
      <style:text-properties officeooo:rsid="001c42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Who am I?</text:p>
      <text:p text:style-name="P10"/>
      <text:p text:style-name="P1">My name’s Keith, I was born in the UK, but I moved to Japan a few years ago, I had been learning Japanese as a hobby for many years, so when the opportunity came up at work to move to the Japan office, I took it!</text:p>
      <text:p text:style-name="P1"/>
      <text:p text:style-name="P10">How did I get into the CPC?</text:p>
      <text:p text:style-name="P1"/>
      <text:p text:style-name="P1">Our family got the CPC when I was about five, and ours came with the ‘Amsoft’ games pack – so it was immediately interesting, however, I quickly became interested in programming thanks to the usbourne programming books, I used to type in the programs, then change the text and the way they worked… later I would move onto the ‘Amstrad Action’ Type ins and making my own games and programs.</text:p>
      <text:p text:style-name="P16"/>
      <text:p text:style-name="P17">Why did I get into <text:span text:style-name="T5">R</text:span>etro <text:span text:style-name="T5">G</text:span>ames?</text:p>
      <text:p text:style-name="P1"/>
      <text:p text:style-name="P1">After I bought my house in the UK, I was finally in a position to have spare money, and the space to store things, so I started buying the classic computers I owned and wanted to own when I was younger – I brought my CPC over to Japan with me, but I’ve bought a lot of Japanese systems since I came over here, as retro gaming is pretty popular, and there are second hand systems for sale in a local 2<text:span text:style-name="T1">nd</text:span> hand hardware store.</text:p>
      <text:p text:style-name="P10"/>
      <text:p text:style-name="P11">Getting back into CPC development.</text:p>
      <text:p text:style-name="P2"/>
      <text:p text:style-name="P2">I do computer programming as part of my work, and I’ve worked in many popular languages such as C++ C# and Java over the years, but I find the speed these languages move, and programs become obsolete discouraging for hobbyist programming – <text:s/>I wrote an Iphone game a few years ago, and I can’t even play it myself now because of the constantly changing iOS platform, and binary signing.. programming an older system seemed a breath of fresh air, as there would be no changing platform, no complex operating system, and no programming language with thousands of unknown and cryptic commands to learn… in ASM I could write everything myself from the ground up… and if it ran on the CPC today… it would still do-so in another 30 years time</text:p>
      <text:p text:style-name="P9"/>
      <text:p text:style-name="P13">What game to make?</text:p>
      <text:p text:style-name="P4"/>
      <text:p text:style-name="P4">Well, I’d decided to try to make a game, but I had no idea what! The idea came from the hardware itself, I liked the idea of ‘raster switching’ the colors to try to get more colors onscreen – it was a trick I though is under used – if I was going to try to make the most of it, 4 color mode 1 seemed the best choice… as raster colors have to be constant for a horizontal strip, I thought making a game that scrolled only horizontally would be best – so a horizontal shooter!</text:p>
      <text:p text:style-name="P4"/>
      <text:p text:style-name="P4">One of the most interesting horizontal shooters I’ve seen recently was ‘Death Smiles’ - the bullet hell shooter on the 360 – while I liked the gameplay, I found the style a bit cliché and thought the comedy style of Cotton was a better choice… I came up with the crazy idea of creating a similar game on the old 8-bit… but I was pretty sure that even if the CPC could somehow do it, I had nowhere near the skill to pull it off!</text:p>
      <text:p text:style-name="P4"/>
      <text:p text:style-name="P12">Writing the game.</text:p>
      <text:p text:style-name="P12"/>
      <text:p text:style-name="P4"><text:soft-page-break/>I didn’t really think I could possibly pull off a playable game, but over the years I’d learned enough about programming and the CPC to know how to give it a go! I read up about Assembly, and was pleasantly surprised … people always say Assembly language is hard, but it depends how you look at it… it has so few commands you can print them all on a sheet of A4 – Assembly is easy, working out how to do what you need with the limited commands can be tricky!</text:p>
      <text:p text:style-name="P4">After a month or so I had a basic skeleton game, it was half basic, but the sprite and bullet routines were ASM – it looked horrid, and was slow as hell, but the code worked, The level map, the player sprite, and all the bullets were working.</text:p>
      <text:p text:style-name="P4"/>
      <text:p text:style-name="P4">I started designing real level sprites, and working like crazy on the code to get it into an actual playable level… the more I worked on the code, the better I got, and the faster the game became… soon I understood self modifying code, then I no longer needed the firmware, and could use the Shadow registers, and I became better at optimizing the code for speed and size.</text:p>
      <text:p text:style-name="P4"/>
      <text:p text:style-name="P4">By Christmas 2016 the game was finished, and released… but I had had to cut back my ambition to release a working game</text:p>
      <text:p text:style-name="P12"/>
      <text:p text:style-name="P12">Episode 2…</text:p>
      <text:p text:style-name="P12"/>
      <text:p text:style-name="P4">I had wanted the game to be around 10 levels, and have 2 player support, but this had been too ambitious for my first game, so I had decided to do two ‘parts’… with the first game out, I reworked the game engine, finishing the 2 player support, and restructuring the code, moving the second screen buffer so I could potentially use all the banks for sprites. I also reprogrammed the code removing the limitations I had found frustrating, such as the 24x24 pixel hitzones and sprite clipping, improving the backgrounds, better enemy animation and easier level coding.</text:p>
      <text:p text:style-name="P4"><text:line-break/>The second game introduced the other ‘Chibi Akuma’ character, and I brought in some rival characters to give the main character something to interact with – I tried to make new and more adventurous boss battles, with huge sprites such as the ‘bunny tank’… <text:span text:style-name="T3">complex movement patterns like the second boss… and a pre-rendered 3d background during the last boss battle (an idea I saw used in ‘Blazing Star’ on the neo-geo)</text:span></text:p>
      <text:p text:style-name="P4"/>
      <text:p text:style-name="P14"><text:span text:style-name="T5">Extending</text:span> to the other Z80 <text:span text:style-name="T5">system</text:span>s </text:p>
      <text:p text:style-name="P5"/>
      <text:p text:style-name="P5">As Episode 2 was reaching completion, I felt it would make sense to try to bring the games to other systems, as this would be quicker than writing a new CPC game, and bring the game to a wider audience… <text:span text:style-name="T4">I had previously looked briefly at the MSX2, as I had hoped that its graphics would be similar to the CPC and could make an easy port… it was not remotely similar!</text:span></text:p>
      <text:p text:style-name="P5"/>
      <text:p text:style-name="P6">Now I was looking seriously at a port to the Spectrum 128k and MSX2… I knew I would need to redo all the graphics, and write new sprite an input routines, but at least I could keep the same level logic, and music (all three systems use the same sound chip)… what’s more, If I figured out how to do this now, any future games could be designed for all 3 platforms from the ground up</text:p>
      <text:p text:style-name="P2"/>
      <text:p text:style-name="P6">Both the new systems posed challenges, The Spectrum’s is limited to 2 colors per 8x8 pixel block, and it’s memory layout is not as convenient as the CPC… and the MSX display is nothing like the CPC or ZX spectrum… it has a totally separate GPU – with it’s own memory</text:p>
      <text:p text:style-name="P3"/>
      <text:p text:style-name="P6">I started writing my own Sprite Editor in C# on windows – I hoped that by creating my own editor I could easily convert the sprite files from the CPC version to the other platforms, and save me time in the future.</text:p>
      <text:p text:style-name="P6"/>
      <text:p text:style-name="P6"><text:soft-page-break/></text:p>
      <text:p text:style-name="P6">The MSX also has an unusual ‘Problem’ in the shape of the V9990 and Turbo-R… while the game has the basic MSX2 is around the same speed as the CPC… the later released Turbo-R and V9990 external GPU are much more powerful, the Turbo-R CPU has up to 8x the power of a regular Z80, and the V9990 has speed and sprite rendering capabilities vastly in excess of even the PC-Engine… trying to find ways of tweaking the game take advantage of this hugely powerful 8 bit platform is really tough!</text:p>
      <text:p text:style-name="P15"/>
      <text:p text:style-name="P15">Going Forward!</text:p>
      <text:p text:style-name="P6"/>
      <text:p text:style-name="P7">I aim to have the new ‘V1.666’ release of Chibi Akumas Episode 1 complete in early 2018 on CPC,ZX Spectrum and MSX2 … from there I will continue to port and upgrade Episode 2 to all 3 systems… <text:span text:style-name="T5">I guess such a game would come out early 2019</text:span> </text:p>
      <text:p text:style-name="P7"/>
      <text:p text:style-name="P7">It’s too early to say what I will do after that, making these games is very time consuming, and while I have enough ideas for many more games, it’s difficult to say if I will be able to continue dedicating the time and effort it requires to produce games of this standard.</text:p>
      <text:p text:style-name="P6"/>
      <text:p text:style-name="P8">I’m making all my games, and the tools I write open source, I’d like to think maybe someone else will pick up my code, and start making their own new and unique spin-off games with them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3T16:11:11.383000000</meta:creation-date>
    <dc:date>2017-12-23T17:12:35.662000000</dc:date>
    <meta:editing-duration>PT18M13S</meta:editing-duration>
    <meta:editing-cycles>4</meta:editing-cycles>
    <meta:generator>LibreOffice/5.1.1.3$Windows_x86 LibreOffice_project/89f508ef3ecebd2cfb8e1def0f0ba9a803b88a6d</meta:generator>
    <meta:document-statistic meta:table-count="0" meta:image-count="0" meta:object-count="0" meta:page-count="3" meta:paragraph-count="29" meta:word-count="1410" meta:character-count="7441" meta:non-whitespace-character-count="6044"/>
  </office:meta>
</office:document-meta>
</file>